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/>
    <style:font-face style:name="Arial1" svg:font-family="Arial" style:font-pitch="variable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94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74.61pt"/>
    </style:style>
    <style:style style:name="co14" style:family="table-column">
      <style:table-column-properties fo:break-before="auto" style:column-width="49.24pt"/>
    </style:style>
    <style:style style:name="co15" style:family="table-column">
      <style:table-column-properties fo:break-before="auto" style:column-width="103.21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55.56pt"/>
    </style:style>
    <style:style style:name="co18" style:family="table-column">
      <style:table-column-properties fo:break-before="auto" style:column-width="50pt"/>
    </style:style>
    <style:style style:name="co19" style:family="table-column">
      <style:table-column-properties fo:break-before="auto" style:column-width="104.8pt"/>
    </style:style>
    <style:style style:name="co20" style:family="table-column">
      <style:table-column-properties fo:break-before="auto" style:column-width="115.74pt"/>
    </style:style>
    <style:style style:name="co21" style:family="table-column">
      <style:table-column-properties fo:break-before="auto" style:column-width="61.09pt"/>
    </style:style>
    <style:style style:name="co22" style:family="table-column">
      <style:table-column-properties fo:break-before="auto" style:column-width="73.84pt"/>
    </style:style>
    <style:style style:name="co23" style:family="table-column">
      <style:table-column-properties fo:break-before="auto" style:column-width="43.71pt"/>
    </style:style>
    <style:style style:name="co24" style:family="table-column">
      <style:table-column-properties fo:break-before="auto" style:column-width="127.36pt"/>
    </style:style>
    <style:style style:name="co25" style:family="table-column">
      <style:table-column-properties fo:break-before="auto" style:column-width="110.35pt"/>
    </style:style>
    <style:style style:name="co26" style:family="table-column">
      <style:table-column-properties fo:break-before="auto" style:column-width="52.44pt"/>
    </style:style>
    <style:style style:name="co27" style:family="table-column">
      <style:table-column-properties fo:break-before="auto" style:column-width="41.64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51.7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Random_20_1">
      <style:table-properties table:display="true" style:writing-mode="lr-tb"/>
    </style:style>
    <style:style style:name="ta2" style:family="table" style:master-page-name="PageStyle_5f_Random_20_2">
      <style:table-properties table:display="true" style:writing-mode="lr-tb"/>
    </style:style>
    <style:style style:name="ta3" style:family="table" style:master-page-name="PageStyle_5f_High">
      <style:table-properties table:display="true" style:writing-mode="lr-tb"/>
    </style:style>
    <style:style style:name="ta4" style:family="table" style:master-page-name="PageStyle_5f_Medium">
      <style:table-properties table:display="true" style:writing-mode="lr-tb"/>
    </style:style>
    <style:style style:name="ta5" style:family="table" style:master-page-name="PageStyle_5f_Low">
      <style:table-properties table:display="true" style:writing-mode="lr-tb"/>
    </style:style>
    <style:style style:name="ta6" style:family="table" style:master-page-name="PageStyle_5f_1-bar_20_Modul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3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3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4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49" style:family="table-cell" style:parent-style-name="Default">
      <style:text-properties style:font-name="Ubuntu1" fo:font-size="10pt" style:font-size-asian="10pt" style:font-size-complex="10pt"/>
    </style:style>
    <style:style style:name="ce5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ce5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Ubuntu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15" table:default-cell-style-name="Default"/>
        <table:table-column table:style-name="co10" table:number-columns-repeated="998" table:default-cell-style-name="Default"/>
        <table:table-row table:style-name="ro1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Configuration</text:p>
          </table:table-cell>
          <table:table-cell table:style-name="ce5" office:value-type="string" calcext:value-type="string">
            <text:p>RTT</text:p>
          </table:table-cell>
          <table:table-cell table:style-name="ce5" office:value-type="string" calcext:value-type="string">
            <text:p>Preventive Modules</text:p>
          </table:table-cell>
          <table:table-cell table:style-name="ce5" office:value-type="string" calcext:value-type="string">
            <text:p>RTT normalization</text:p>
          </table:table-cell>
          <table:table-cell table:style-name="ce12"/>
          <table:table-cell table:style-name="ce33" office:value-type="string" calcext:value-type="string" table:number-columns-spanned="5" table:number-rows-spanned="1">
            <text:p>Configuration RTT and Module</text:p>
          </table:table-cell>
          <table:covered-table-cell table:number-columns-repeated="4" table:style-name="ce5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165.628571428571" calcext:value-type="float">
            <text:p>165.629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2]-[.$B$20])/([.$B$21]-[.$B$20])" office:value-type="float" office:value="0" calcext:value-type="float">
            <text:p>0.000</text:p>
          </table:table-cell>
          <table:table-cell table:style-name="ce12"/>
          <table:table-cell table:style-name="ce5"/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SAB</text:p>
          </table:table-cell>
          <table:table-cell table:style-name="ce5" office:value-type="string" calcext:value-type="string">
            <text:p>QO</text:p>
          </table:table-cell>
          <table:table-cell table:style-name="ce5" office:value-type="string" calcext:value-type="string">
            <text:p>None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85.965714285714" calcext:value-type="float">
            <text:p>185.966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3]-[.$B$20])/([.$B$21]-[.$B$20])" office:value-type="float" office:value="0.0229532936912303" calcext:value-type="float">
            <text:p>0.023</text:p>
          </table:table-cell>
          <table:table-cell table:style-name="ce6"/>
          <table:table-cell table:style-name="ce5" office:value-type="string" calcext:value-type="string">
            <text:p>Value</text:p>
          </table:table-cell>
          <table:table-cell table:style-name="ce16" table:formula="of:=SUMIFS([.$E$2:.$E$17];[.$D$2:.$D$17];[.H$2])" office:value-type="float" office:value="1.76832587356663" calcext:value-type="float">
            <text:p>1.768</text:p>
          </table:table-cell>
          <table:table-cell table:style-name="ce16" table:formula="of:=SUMIFS([.$E$2:.$E$17];[.$D$2:.$D$17];[.I$2])" office:value-type="float" office:value="1.5415016703858" calcext:value-type="float">
            <text:p>1.542</text:p>
          </table:table-cell>
          <table:table-cell table:style-name="ce16" table:formula="of:=SUMIFS([.$E$2:.$E$17];[.$D$2:.$D$17];[.J$2])" office:value-type="float" office:value="2.05556128832535" calcext:value-type="float">
            <text:p>2.056</text:p>
          </table:table-cell>
          <table:table-cell table:style-name="ce16" table:formula="of:=SUMIFS([.$E$2:.$E$17];[.$D$2:.$D$17];[.K$2])" office:value-type="float" office:value="2.15582958195209" calcext:value-type="float">
            <text:p>2.156</text:p>
          </table:table-cell>
          <table:table-cell/>
          <table:table-cell table:style-name="ce6" table:number-columns-repeated="14"/>
          <table:table-cell table:number-columns-repeated="99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92.685714285714" calcext:value-type="float">
            <text:p>192.686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4]-[.$B$20])/([.$B$21]-[.$B$20])" office:value-type="float" office:value="0.030537748139358" calcext:value-type="float">
            <text:p>0.031</text:p>
          </table:table-cell>
          <table:table-cell table:style-name="ce12"/>
          <table:table-cell table:style-name="ce34"/>
          <table:table-cell table:style-name="ce16" table:number-columns-repeated="4"/>
          <table:table-cell/>
          <table:table-cell table:style-name="ce6" table:number-columns-repeated="14"/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200.188571428571" calcext:value-type="float">
            <text:p>200.189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5]-[.$B$20])/([.$B$21]-[.$B$20])" office:value-type="float" office:value="0.0390057657332283" calcext:value-type="float">
            <text:p>0.039</text:p>
          </table:table-cell>
          <table:table-cell table:style-name="ce12"/>
          <table:table-cell table:style-name="ce35" table:number-columns-repeated="5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216.36" calcext:value-type="float">
            <text:p>216.360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6]-[.$B$20])/([.$B$21]-[.$B$20])" office:value-type="float" office:value="0.057257471590543" calcext:value-type="float">
            <text:p>0.057</text:p>
          </table:table-cell>
          <table:table-cell table:style-name="ce4"/>
          <table:table-cell table:style-name="ce36"/>
          <table:table-cell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229.622857142857" calcext:value-type="float">
            <text:p>229.623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7]-[.$B$20])/([.$B$21]-[.$B$20])" office:value-type="float" office:value="0.0722264501399514" calcext:value-type="float">
            <text:p>0.072</text:p>
          </table:table-cell>
          <table:table-cell table:style-name="ce4"/>
          <table:table-cell table:style-name="ce16"/>
          <table:table-cell table:style-name="ce37"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366.771428571429" calcext:value-type="float">
            <text:p>366.771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8]-[.$B$20])/([.$B$21]-[.$B$20])" office:value-type="float" office:value="0.227017684161647" calcext:value-type="float">
            <text:p>0.227</text:p>
          </table:table-cell>
          <table:table-cell table:style-name="ce6"/>
          <table:table-cell table:style-name="ce37"/>
          <table:table-cell table:style-name="ce16"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402.222857142857" calcext:value-type="float">
            <text:p>402.223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9]-[.$B$20])/([.$B$21]-[.$B$20])" office:value-type="float" office:value="0.267029550995137" calcext:value-type="float">
            <text:p>0.267</text:p>
          </table:table-cell>
          <table:table-cell table:style-name="ce16"/>
          <table:table-cell table:style-name="ce37"/>
          <table:table-cell table:style-name="ce16"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774.48" calcext:value-type="float">
            <text:p>774.480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0]-[.$B$20])/([.$B$21]-[.$B$20])" office:value-type="float" office:value="0.687173500844866" calcext:value-type="float">
            <text:p>0.687</text:p>
          </table:table-cell>
          <table:table-cell table:style-name="ce16"/>
          <table:table-cell table:style-name="ce37"/>
          <table:table-cell table:style-name="ce16"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837.291428571429" calcext:value-type="float">
            <text:p>837.291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1]-[.$B$20])/([.$B$21]-[.$B$20])" office:value-type="float" office:value="0.758064932217163" calcext:value-type="float">
            <text:p>0.758</text:p>
          </table:table-cell>
          <table:table-cell table:style-name="ce16"/>
          <table:table-cell table:style-name="ce37"/>
          <table:table-cell table:style-name="ce16"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872.685714285714" calcext:value-type="float">
            <text:p>872.686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2]-[.$B$20])/([.$B$21]-[.$B$20])" office:value-type="float" office:value="0.798012305390379" calcext:value-type="float">
            <text:p>0.798</text:p>
          </table:table-cell>
          <table:table-cell table:style-name="ce16"/>
          <table:table-cell table:style-name="ce35" table:number-columns-repeated="5"/>
          <table:table-cell table:number-columns-repeated="5"/>
          <table:table-cell table:style-name="ce6" table:number-columns-repeated="10"/>
          <table:table-cell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926.068571428571" calcext:value-type="float">
            <text:p>926.069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3]-[.$B$20])/([.$B$21]-[.$B$20])" office:value-type="float" office:value="0.858262282817597" calcext:value-type="float">
            <text:p>0.858</text:p>
          </table:table-cell>
          <table:table-cell table:style-name="ce16"/>
          <table:table-cell table:style-name="ce36"/>
          <table:table-cell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938.114285714286" calcext:value-type="float">
            <text:p>938.114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4]-[.$B$20])/([.$B$21]-[.$B$20])" office:value-type="float" office:value="0.871857546403188" calcext:value-type="float">
            <text:p>0.872</text:p>
          </table:table-cell>
          <table:table-cell table:style-name="ce6"/>
          <table:table-cell table:style-name="ce38"/>
          <table:table-cell table:style-name="ce37" table:number-columns-repeated="4"/>
          <table:table-cell/>
          <table:table-cell table:style-name="ce6" table:number-columns-repeated="14"/>
          <table:table-cell table:number-columns-repeated="99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939.582857142857" calcext:value-type="float">
            <text:p>939.583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5]-[.$B$20])/([.$B$21]-[.$B$20])" office:value-type="float" office:value="0.873515033472208" calcext:value-type="float">
            <text:p>0.874</text:p>
          </table:table-cell>
          <table:table-cell table:style-name="ce6"/>
          <table:table-cell table:style-name="ce34"/>
          <table:table-cell table:style-name="ce39" table:number-columns-repeated="4"/>
          <table:table-cell/>
          <table:table-cell table:style-name="ce6" table:number-columns-repeated="14"/>
          <table:table-cell table:number-columns-repeated="99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1014.70857142857" calcext:value-type="float">
            <text:p>1014.709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6]-[.$B$20])/([.$B$21]-[.$B$20])" office:value-type="float" office:value="0.958304848633376" calcext:value-type="float">
            <text:p>0.958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1051.65142857143" calcext:value-type="float">
            <text:p>1051.651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7]-[.$B$20])/([.$B$21]-[.$B$20])" office:value-type="float" office:value="1" calcext:value-type="float">
            <text:p>1.000</text:p>
          </table:table-cell>
          <table:table-cell table:style-name="ce6"/>
          <table:table-cell table:style-name="ce36"/>
          <table:table-cell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6" table:number-columns-repeated="5"/>
          <table:table-cell table:style-name="ce38"/>
          <table:table-cell table:style-name="ce37"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16"/>
          <table:table-cell table:style-name="ce6"/>
          <table:table-cell table:style-name="ce4"/>
          <table:table-cell table:style-name="ce6" table:number-columns-repeated="2"/>
          <table:table-cell table:style-name="ce34"/>
          <table:table-cell table:style-name="ce39" table:number-columns-repeated="4"/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Minimum</text:p>
          </table:table-cell>
          <table:table-cell table:style-name="ce16" table:formula="of:=MIN([.C2:.C17])" office:value-type="float" office:value="165.628571428571" calcext:value-type="float">
            <text:p>165.629</text:p>
          </table:table-cell>
          <table:table-cell table:style-name="ce6"/>
          <table:table-cell table:style-name="ce4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Maximum</text:p>
          </table:table-cell>
          <table:table-cell table:style-name="ce16" table:formula="of:=MAX([.C2:.C17])" office:value-type="float" office:value="1051.65142857143" calcext:value-type="float">
            <text:p>1051.651</text:p>
          </table:table-cell>
          <table:table-cell table:style-name="ce6" table:number-columns-repeated="24"/>
          <table:table-cell table:number-columns-repeated="998"/>
        </table:table-row>
        <table:table-row table:style-name="ro1" table:number-rows-repeated="979">
          <table:table-cell table:style-name="ce5"/>
          <table:table-cell table:style-name="ce6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2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9" table:number-columns-repeated="13" table:default-cell-style-name="Default"/>
        <table:table-column table:style-name="co10" table:number-columns-repeated="1000" table:default-cell-style-name="Default"/>
        <table:table-row table:style-name="ro1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Configuration</text:p>
          </table:table-cell>
          <table:table-cell table:style-name="ce5" office:value-type="string" calcext:value-type="string">
            <text:p>RTT</text:p>
          </table:table-cell>
          <table:table-cell table:style-name="ce5" office:value-type="string" calcext:value-type="string">
            <text:p>Preventive Modules</text:p>
          </table:table-cell>
          <table:table-cell table:style-name="ce5" office:value-type="string" calcext:value-type="string">
            <text:p>RTT normalization</text:p>
          </table:table-cell>
          <table:table-cell table:style-name="ce12"/>
          <table:table-cell table:style-name="ce33" office:value-type="string" calcext:value-type="string" table:number-columns-spanned="5" table:number-rows-spanned="1">
            <text:p>Configuration RTT and Module</text:p>
          </table:table-cell>
          <table:covered-table-cell table:number-columns-repeated="4" table:style-name="ce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38.874285714286" calcext:value-type="float">
            <text:p>138.874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2]-[.$B$20])/([.$B$21]-[.$B$20])" office:value-type="float" office:value="0" calcext:value-type="float">
            <text:p>0.000</text:p>
          </table:table-cell>
          <table:table-cell table:style-name="ce12"/>
          <table:table-cell table:style-name="ce5"/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SAB</text:p>
          </table:table-cell>
          <table:table-cell table:style-name="ce5" office:value-type="string" calcext:value-type="string">
            <text:p>QO</text:p>
          </table:table-cell>
          <table:table-cell table:style-name="ce5" office:value-type="string" calcext:value-type="string">
            <text:p>None</text:p>
          </table:table-cell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51.154285714286" calcext:value-type="float">
            <text:p>151.154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3]-[.$B$20])/([.$B$21]-[.$B$20])" office:value-type="float" office:value="0.0120179402290623" calcext:value-type="float">
            <text:p>0.012</text:p>
          </table:table-cell>
          <table:table-cell table:style-name="ce6"/>
          <table:table-cell table:style-name="ce5" office:value-type="string" calcext:value-type="string">
            <text:p>Value</text:p>
          </table:table-cell>
          <table:table-cell table:style-name="ce16" table:formula="of:=SUMIFS([.$E$2:.$E$17];[.$D$2:.$D$17];[.H$2])" office:value-type="float" office:value="1.8463672154617" calcext:value-type="float">
            <text:p>1.846</text:p>
          </table:table-cell>
          <table:table-cell table:style-name="ce16" table:formula="of:=SUMIFS([.$E$2:.$E$17];[.$D$2:.$D$17];[.I$2])" office:value-type="float" office:value="1.54948103078024" calcext:value-type="float">
            <text:p>1.549</text:p>
          </table:table-cell>
          <table:table-cell table:style-name="ce16" table:formula="of:=SUMIFS([.$E$2:.$E$17];[.$D$2:.$D$17];[.J$2])" office:value-type="float" office:value="1.84629451503221" calcext:value-type="float">
            <text:p>1.846</text:p>
          </table:table-cell>
          <table:table-cell table:style-name="ce16" table:formula="of:=SUMIFS([.$E$2:.$E$17];[.$D$2:.$D$17];[.K$2])" office:value-type="float" office:value="1.48421841445956" calcext:value-type="float">
            <text:p>1.484</text:p>
          </table:table-cell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166.04" calcext:value-type="float">
            <text:p>166.040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4]-[.$B$20])/([.$B$21]-[.$B$20])" office:value-type="float" office:value="0.0265859878310663" calcext:value-type="float">
            <text:p>0.027</text:p>
          </table:table-cell>
          <table:table-cell table:style-name="ce12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69" calcext:value-type="float">
            <text:p>169.000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5]-[.$B$20])/([.$B$21]-[.$B$20])" office:value-type="float" office:value="0.0294828203292767" calcext:value-type="float">
            <text:p>0.029</text:p>
          </table:table-cell>
          <table:table-cell table:style-name="ce12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188.611428571429" calcext:value-type="float">
            <text:p>188.611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6]-[.$B$20])/([.$B$21]-[.$B$20])" office:value-type="float" office:value="0.0486757337151039" calcext:value-type="float">
            <text:p>0.049</text:p>
          </table:table-cell>
          <table:table-cell table:style-name="ce4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228.08" calcext:value-type="float">
            <text:p>228.080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7]-[.$B$20])/([.$B$21]-[.$B$20])" office:value-type="float" office:value="0.0873020311381529" calcext:value-type="float">
            <text:p>0.087</text:p>
          </table:table-cell>
          <table:table-cell table:style-name="ce4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295.148571428571" calcext:value-type="float">
            <text:p>295.149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8]-[.$B$20])/([.$B$21]-[.$B$20])" office:value-type="float" office:value="0.152939334287759" calcext:value-type="float">
            <text:p>0.153</text:p>
          </table:table-cell>
          <table:table-cell table:style-name="ce6" table:number-columns-repeated="19"/>
          <table:table-cell table:number-columns-repeated="100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301.131428571429" calcext:value-type="float">
            <text:p>301.131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9]-[.$B$20])/([.$B$21]-[.$B$20])" office:value-type="float" office:value="0.158794515032212" calcext:value-type="float">
            <text:p>0.159</text:p>
          </table:table-cell>
          <table:table-cell table:style-name="ce16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748.371428571429" calcext:value-type="float">
            <text:p>748.371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0]-[.$B$20])/([.$B$21]-[.$B$20])" office:value-type="float" office:value="0.596490246957767" calcext:value-type="float">
            <text:p>0.596</text:p>
          </table:table-cell>
          <table:table-cell table:style-name="ce16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859.668571428571" calcext:value-type="float">
            <text:p>859.669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1]-[.$B$20])/([.$B$21]-[.$B$20])" office:value-type="float" office:value="0.705412267358625" calcext:value-type="float">
            <text:p>0.705</text:p>
          </table:table-cell>
          <table:table-cell table:style-name="ce16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868.691428571429" calcext:value-type="float">
            <text:p>868.691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2]-[.$B$20])/([.$B$21]-[.$B$20])" office:value-type="float" office:value="0.714242573371511" calcext:value-type="float">
            <text:p>0.714</text:p>
          </table:table-cell>
          <table:table-cell table:style-name="ce16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871.422857142857" calcext:value-type="float">
            <text:p>871.423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3]-[.$B$20])/([.$B$21]-[.$B$20])" office:value-type="float" office:value="0.716915712240515" calcext:value-type="float">
            <text:p>0.717</text:p>
          </table:table-cell>
          <table:table-cell table:style-name="ce16"/>
          <table:table-cell table:style-name="ce6" table:number-columns-repeated="18"/>
          <table:table-cell table:number-columns-repeated="100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942.588571428571" calcext:value-type="float">
            <text:p>942.589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4]-[.$B$20])/([.$B$21]-[.$B$20])" office:value-type="float" office:value="0.786562723693629" calcext:value-type="float">
            <text:p>0.787</text:p>
          </table:table-cell>
          <table:table-cell table:style-name="ce6" table:number-columns-repeated="19"/>
          <table:table-cell table:number-columns-repeated="100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946.405714285714" calcext:value-type="float">
            <text:p>946.406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5]-[.$B$20])/([.$B$21]-[.$B$20])" office:value-type="float" office:value="0.79029840730136" calcext:value-type="float">
            <text:p>0.790</text:p>
          </table:table-cell>
          <table:table-cell table:style-name="ce6" table:number-columns-repeated="19"/>
          <table:table-cell table:number-columns-repeated="100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1059.15428571429" calcext:value-type="float">
            <text:p>1059.154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6]-[.$B$20])/([.$B$21]-[.$B$20])" office:value-type="float" office:value="0.900640882247678" calcext:value-type="float">
            <text:p>0.901</text:p>
          </table:table-cell>
          <table:table-cell table:style-name="ce6" table:number-columns-repeated="19"/>
          <table:table-cell table:number-columns-repeated="100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1160.68" calcext:value-type="float">
            <text:p>1160.680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7]-[.$B$20])/([.$B$21]-[.$B$20])" office:value-type="float" office:value="1" calcext:value-type="float">
            <text:p>1.000</text:p>
          </table:table-cell>
          <table:table-cell table:style-name="ce6" table:number-columns-repeated="19"/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6" table:number-columns-repeated="20"/>
          <table:table-cell table:number-columns-repeated="1000"/>
        </table:table-row>
        <table:table-row table:style-name="ro1">
          <table:table-cell table:style-name="ce5"/>
          <table:table-cell table:style-name="ce6" table:number-columns-repeated="23"/>
          <table:table-cell table:number-columns-repeated="1000"/>
        </table:table-row>
        <table:table-row table:style-name="ro1">
          <table:table-cell table:style-name="ce5" office:value-type="string" calcext:value-type="string">
            <text:p>Minimum</text:p>
          </table:table-cell>
          <table:table-cell table:style-name="ce16" table:formula="of:=MIN([.C2:.C18])" office:value-type="float" office:value="138.874285714286" calcext:value-type="float">
            <text:p>138.874</text:p>
          </table:table-cell>
          <table:table-cell table:style-name="ce6" table:number-columns-repeated="22"/>
          <table:table-cell table:number-columns-repeated="1000"/>
        </table:table-row>
        <table:table-row table:style-name="ro1">
          <table:table-cell table:style-name="ce5" office:value-type="string" calcext:value-type="string">
            <text:p>Maximum</text:p>
          </table:table-cell>
          <table:table-cell table:style-name="ce16" table:formula="of:=MAX([.C2:.C18])" office:value-type="float" office:value="1160.68" calcext:value-type="float">
            <text:p>1160.680</text:p>
          </table:table-cell>
          <table:table-cell table:style-name="ce6" table:number-columns-repeated="22"/>
          <table:table-cell table:number-columns-repeated="1000"/>
        </table:table-row>
        <table:table-row table:style-name="ro1" table:number-rows-repeated="967">
          <table:table-cell table:style-name="ce5"/>
          <table:table-cell table:style-name="ce6" table:number-columns-repeated="23"/>
          <table:table-cell table:number-columns-repeated="1000"/>
        </table:table-row>
        <table:table-row table:style-name="ro1" table:number-rows-repeated="12">
          <table:table-cell table:style-name="ce5"/>
          <table:table-cell table:style-name="ce6" table:number-columns-repeated="5"/>
          <table:table-cell table:number-columns-repeated="5"/>
          <table:table-cell table:style-name="ce6" table:number-columns-repeated="13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gh" table:style-name="ta3">
        <office:forms form:automatic-focus="false" form:apply-design-mode="false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9" table:number-columns-repeated="14" table:default-cell-style-name="Default"/>
        <table:table-column table:style-name="co10" table:number-columns-repeated="999" table:default-cell-style-name="Default"/>
        <table:table-row table:style-name="ro1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Configuration</text:p>
          </table:table-cell>
          <table:table-cell table:style-name="ce5" office:value-type="string" calcext:value-type="string">
            <text:p>RTT</text:p>
          </table:table-cell>
          <table:table-cell table:style-name="ce5" office:value-type="string" calcext:value-type="string">
            <text:p>Preventive Modules</text:p>
          </table:table-cell>
          <table:table-cell table:style-name="ce5" office:value-type="string" calcext:value-type="string">
            <text:p>RTT normalization</text:p>
          </table:table-cell>
          <table:table-cell table:style-name="ce12"/>
          <table:table-cell table:style-name="ce41" office:value-type="string" calcext:value-type="string" table:number-columns-spanned="5" table:number-rows-spanned="1">
            <text:p>Configuration RTT and Module</text:p>
          </table:table-cell>
          <table:covered-table-cell table:number-columns-repeated="4" table:style-name="ce16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220.788571428571" calcext:value-type="float">
            <text:p>220.789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2]-[.$B$20])/([.$B$21]-[.$B$20])" office:value-type="float" office:value="0" calcext:value-type="float">
            <text:p>0.000</text:p>
          </table:table-cell>
          <table:table-cell table:style-name="ce12"/>
          <table:table-cell table:style-name="ce16"/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SAB</text:p>
          </table:table-cell>
          <table:table-cell table:style-name="ce13" office:value-type="string" calcext:value-type="string">
            <text:p>QO</text:p>
          </table:table-cell>
          <table:table-cell table:style-name="ce13" office:value-type="string" calcext:value-type="string">
            <text:p>None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235.04" calcext:value-type="float">
            <text:p>235.040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3]-[.$B$20])/([.$B$21]-[.$B$20])" office:value-type="float" office:value="0.00803971503175293" calcext:value-type="float">
            <text:p>0.008</text:p>
          </table:table-cell>
          <table:table-cell table:style-name="ce6"/>
          <table:table-cell table:style-name="ce13" office:value-type="string" calcext:value-type="string">
            <text:p>Value</text:p>
          </table:table-cell>
          <table:table-cell table:style-name="ce16" table:formula="of:=SUMIFS([.$E$2:.$E$17];[.$D$2:.$D$17];[.H$2])" office:value-type="float" office:value="1.92665613616583" calcext:value-type="float">
            <text:p>1.927</text:p>
          </table:table-cell>
          <table:table-cell table:style-name="ce16" table:formula="of:=SUMIFS([.$E$2:.$E$17];[.$D$2:.$D$17];[.I$2])" office:value-type="float" office:value="1.85398278585475" calcext:value-type="float">
            <text:p>1.854</text:p>
          </table:table-cell>
          <table:table-cell table:style-name="ce16" table:formula="of:=SUMIFS([.$E$2:.$E$17];[.$D$2:.$D$17];[.J$2])" office:value-type="float" office:value="2.05424389929403" calcext:value-type="float">
            <text:p>2.054</text:p>
          </table:table-cell>
          <table:table-cell table:style-name="ce16" table:formula="of:=SUMIFS([.$E$2:.$E$17];[.$D$2:.$D$17];[.K$2])" office:value-type="float" office:value="1.96702878695078" calcext:value-type="float">
            <text:p>1.967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258.577142857143" calcext:value-type="float">
            <text:p>258.577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4]-[.$B$20])/([.$B$21]-[.$B$20])" office:value-type="float" office:value="0.021317816962703" calcext:value-type="float">
            <text:p>0.021</text:p>
          </table:table-cell>
          <table:table-cell table:style-name="ce12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268.068571428571" calcext:value-type="float">
            <text:p>268.069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5]-[.$B$20])/([.$B$21]-[.$B$20])" office:value-type="float" office:value="0.0266722542793592" calcext:value-type="float">
            <text:p>0.027</text:p>
          </table:table-cell>
          <table:table-cell table:style-name="ce12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431.434285714286" calcext:value-type="float">
            <text:p>431.434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6]-[.$B$20])/([.$B$21]-[.$B$20])" office:value-type="float" office:value="0.118832403855453" calcext:value-type="float">
            <text:p>0.119</text:p>
          </table:table-cell>
          <table:table-cell table:style-name="ce4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483.291428571429" calcext:value-type="float">
            <text:p>483.291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7]-[.$B$20])/([.$B$21]-[.$B$20])" office:value-type="float" office:value="0.148086779923278" calcext:value-type="float">
            <text:p>0.148</text:p>
          </table:table-cell>
          <table:table-cell table:style-name="ce4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766.794285714286" calcext:value-type="float">
            <text:p>766.794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8]-[.$B$20])/([.$B$21]-[.$B$20])" office:value-type="float" office:value="0.30802037329551" calcext:value-type="float">
            <text:p>0.308</text:p>
          </table:table-cell>
          <table:table-cell table:style-name="ce6" table:number-columns-repeated="6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774.874285714286" calcext:value-type="float">
            <text:p>774.874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9]-[.$B$20])/([.$B$21]-[.$B$20])" office:value-type="float" office:value="0.312578575803489" calcext:value-type="float">
            <text:p>0.313</text:p>
          </table:table-cell>
          <table:table-cell table:style-name="ce16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1600.90285714286" calcext:value-type="float">
            <text:p>1600.903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0]-[.$B$20])/([.$B$21]-[.$B$20])" office:value-type="float" office:value="0.778569356242548" calcext:value-type="float">
            <text:p>0.779</text:p>
          </table:table-cell>
          <table:table-cell table:style-name="ce16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1625.58285714286" calcext:value-type="float">
            <text:p>1625.583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1]-[.$B$20])/([.$B$21]-[.$B$20])" office:value-type="float" office:value="0.792492182714938" calcext:value-type="float">
            <text:p>0.792</text:p>
          </table:table-cell>
          <table:table-cell table:style-name="ce16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1634.79428571429" calcext:value-type="float">
            <text:p>1634.794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2]-[.$B$20])/([.$B$21]-[.$B$20])" office:value-type="float" office:value="0.797688662518943" calcext:value-type="float">
            <text:p>0.798</text:p>
          </table:table-cell>
          <table:table-cell table:style-name="ce16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1711.81142857143" calcext:value-type="float">
            <text:p>1711.811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3]-[.$B$20])/([.$B$21]-[.$B$20])" office:value-type="float" office:value="0.84113664936656" calcext:value-type="float">
            <text:p>0.841</text:p>
          </table:table-cell>
          <table:table-cell table:style-name="ce16"/>
          <table:table-cell table:style-name="ce6" table:number-columns-repeated="5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1719.01142857143" calcext:value-type="float">
            <text:p>1719.011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4]-[.$B$20])/([.$B$21]-[.$B$20])" office:value-type="float" office:value="0.84519841397763" calcext:value-type="float">
            <text:p>0.845</text:p>
          </table:table-cell>
          <table:table-cell table:style-name="ce6" table:number-columns-repeated="6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1758.26285714286" calcext:value-type="float">
            <text:p>1758.263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5]-[.$B$20])/([.$B$21]-[.$B$20])" office:value-type="float" office:value="0.867341478353377" calcext:value-type="float">
            <text:p>0.867</text:p>
          </table:table-cell>
          <table:table-cell table:style-name="ce6" table:number-columns-repeated="6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1879.85714285714" calcext:value-type="float">
            <text:p>1879.857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6]-[.$B$20])/([.$B$21]-[.$B$20])" office:value-type="float" office:value="0.935936945939847" calcext:value-type="float">
            <text:p>0.936</text:p>
          </table:table-cell>
          <table:table-cell table:style-name="ce6" table:number-columns-repeated="6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1993.41714285714" calcext:value-type="float">
            <text:p>1993.417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7]-[.$B$20])/([.$B$21]-[.$B$20])" office:value-type="float" office:value="1" calcext:value-type="float">
            <text:p>1.000</text:p>
          </table:table-cell>
          <table:table-cell table:style-name="ce6" table:number-columns-repeated="6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/>
          <table:table-cell table:style-name="ce6" table:number-columns-repeated="10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4"/>
          <table:table-cell table:style-name="ce4" table:number-columns-repeated="3"/>
          <table:table-cell table:style-name="ce6" table:number-columns-repeated="7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string" calcext:value-type="string">
            <text:p>Minimum</text:p>
          </table:table-cell>
          <table:table-cell table:style-name="ce16" table:formula="of:=MIN([.C2:.C18])" office:value-type="float" office:value="220.788571428571" calcext:value-type="float">
            <text:p>220.789</text:p>
          </table:table-cell>
          <table:table-cell table:style-name="ce4" table:number-columns-repeated="2"/>
          <table:table-cell table:style-name="ce6" table:number-columns-repeated="7"/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5" office:value-type="string" calcext:value-type="string">
            <text:p>Maximum</text:p>
          </table:table-cell>
          <table:table-cell table:style-name="ce16" table:formula="of:=MAX([.C2:.C18])" office:value-type="float" office:value="1993.41714285714" calcext:value-type="float">
            <text:p>1993.417</text:p>
          </table:table-cell>
          <table:table-cell table:style-name="ce4" table:number-columns-repeated="2"/>
          <table:table-cell table:style-name="ce6" table:number-columns-repeated="7"/>
          <table:table-cell table:style-name="ce4" table:number-columns-repeated="14"/>
          <table:table-cell table:number-columns-repeated="999"/>
        </table:table-row>
        <table:table-row table:style-name="ro1" table:number-rows-repeated="967">
          <table:table-cell table:style-name="ce24"/>
          <table:table-cell table:style-name="ce4" table:number-columns-repeated="3"/>
          <table:table-cell table:style-name="ce6" table:number-columns-repeated="7"/>
          <table:table-cell table:style-name="ce4" table:number-columns-repeated="14"/>
          <table:table-cell table:number-columns-repeated="999"/>
        </table:table-row>
        <table:table-row table:style-name="ro1" table:number-rows-repeated="12">
          <table:table-cell table:style-name="ce24"/>
          <table:table-cell table:style-name="ce4" table:number-columns-repeated="3"/>
          <table:table-cell table:style-name="ce6" table:number-columns-repeated="2"/>
          <table:table-cell table:number-columns-repeated="5"/>
          <table:table-cell table:style-name="ce4" table:number-columns-repeated="14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um" table:style-name="ta4">
        <office:forms form:automatic-focus="false" form:apply-design-mode="false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9" table:number-columns-repeated="13" table:default-cell-style-name="Default"/>
        <table:table-column table:style-name="co10" table:number-columns-repeated="1000" table:default-cell-style-name="Default"/>
        <table:table-row table:style-name="ro1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Configuration</text:p>
          </table:table-cell>
          <table:table-cell table:style-name="ce5" office:value-type="string" calcext:value-type="string">
            <text:p>RTT</text:p>
          </table:table-cell>
          <table:table-cell table:style-name="ce5" office:value-type="string" calcext:value-type="string">
            <text:p>Preventive Modules</text:p>
          </table:table-cell>
          <table:table-cell table:style-name="ce11" office:value-type="string" calcext:value-type="string">
            <text:p>RTT normalization</text:p>
          </table:table-cell>
          <table:table-cell table:style-name="ce26"/>
          <table:table-cell table:style-name="ce46" office:value-type="string" calcext:value-type="string" table:number-columns-spanned="5" table:number-rows-spanned="1">
            <text:p>Configuration RTT and Module</text:p>
          </table:table-cell>
          <table:covered-table-cell table:number-columns-repeated="4" table:style-name="ce49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46.914285714286" calcext:value-type="float">
            <text:p>146.914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2]-[.$B$20])/([.$B$21]-[.$B$20])" office:value-type="float" office:value="0" calcext:value-type="float">
            <text:p>0.000</text:p>
          </table:table-cell>
          <table:table-cell table:style-name="ce26"/>
          <table:table-cell table:style-name="ce47"/>
          <table:table-cell table:style-name="ce48" office:value-type="string" calcext:value-type="string">
            <text:p>Both</text:p>
          </table:table-cell>
          <table:table-cell table:style-name="ce48" office:value-type="string" calcext:value-type="string">
            <text:p>SAB</text:p>
          </table:table-cell>
          <table:table-cell table:style-name="ce48" office:value-type="string" calcext:value-type="string">
            <text:p>QO</text:p>
          </table:table-cell>
          <table:table-cell table:style-name="ce48" office:value-type="string" calcext:value-type="string">
            <text:p>None</text:p>
          </table:table-cell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98.702857142857" calcext:value-type="float">
            <text:p>198.703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3]-[.$B$20])/([.$B$21]-[.$B$20])" office:value-type="float" office:value="0.0456123928010626" calcext:value-type="float">
            <text:p>0.046</text:p>
          </table:table-cell>
          <table:table-cell table:style-name="ce26"/>
          <table:table-cell table:style-name="ce48" office:value-type="string" calcext:value-type="string">
            <text:p>Value</text:p>
          </table:table-cell>
          <table:table-cell table:style-name="ce50" table:formula="of:=SUMIFS([.$E$2:.$E$17];[.$D$2:.$D$17];[.H$2])" office:value-type="float" office:value="1.59622740266538" calcext:value-type="float">
            <text:p>1.596</text:p>
          </table:table-cell>
          <table:table-cell table:style-name="ce50" table:formula="of:=SUMIFS([.$E$2:.$E$17];[.$D$2:.$D$17];[.I$2])" office:value-type="float" office:value="1.50956737931312" calcext:value-type="float">
            <text:p>1.510</text:p>
          </table:table-cell>
          <table:table-cell table:style-name="ce50" table:formula="of:=SUMIFS([.$E$2:.$E$17];[.$D$2:.$D$17];[.J$2])" office:value-type="float" office:value="1.83915629906994" calcext:value-type="float">
            <text:p>1.839</text:p>
          </table:table-cell>
          <table:table-cell table:style-name="ce50" table:formula="of:=SUMIFS([.$E$2:.$E$17];[.$D$2:.$D$17];[.K$2])" office:value-type="float" office:value="1.9413979144019" calcext:value-type="float">
            <text:p>1.941</text:p>
          </table:table-cell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99.84" calcext:value-type="float">
            <text:p>199.840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4]-[.$B$20])/([.$B$21]-[.$B$20])" office:value-type="float" office:value="0.0466139227765026" calcext:value-type="float">
            <text:p>0.047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201.451428571429" calcext:value-type="float">
            <text:p>201.451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5]-[.$B$20])/([.$B$21]-[.$B$20])" office:value-type="float" office:value="0.0480331763095383" calcext:value-type="float">
            <text:p>0.048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309.417142857143" calcext:value-type="float">
            <text:p>309.417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6]-[.$B$20])/([.$B$21]-[.$B$20])" office:value-type="float" office:value="0.143123163022909" calcext:value-type="float">
            <text:p>0.143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337.291428571429" calcext:value-type="float">
            <text:p>337.291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7]-[.$B$20])/([.$B$21]-[.$B$20])" office:value-type="float" office:value="0.167673229456054" calcext:value-type="float">
            <text:p>0.168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379.205714285714" calcext:value-type="float">
            <text:p>379.206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8]-[.$B$20])/([.$B$21]-[.$B$20])" office:value-type="float" office:value="0.204588919756814" calcext:value-type="float">
            <text:p>0.205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493.64" calcext:value-type="float">
            <text:p>493.640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9]-[.$B$20])/([.$B$21]-[.$B$20])" office:value-type="float" office:value="0.305376051858115" calcext:value-type="float">
            <text:p>0.305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728.622857142857" calcext:value-type="float">
            <text:p>728.623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0]-[.$B$20])/([.$B$21]-[.$B$20])" office:value-type="float" office:value="0.512335426983935" calcext:value-type="float">
            <text:p>0.512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869.057142857143" calcext:value-type="float">
            <text:p>869.057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1]-[.$B$20])/([.$B$21]-[.$B$20])" office:value-type="float" office:value="0.636021862543786" calcext:value-type="float">
            <text:p>0.636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909.788571428572" calcext:value-type="float">
            <text:p>909.789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2]-[.$B$20])/([.$B$21]-[.$B$20])" office:value-type="float" office:value="0.671895760357532" calcext:value-type="float">
            <text:p>0.672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938.257142857143" calcext:value-type="float">
            <text:p>938.257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3]-[.$B$20])/([.$B$21]-[.$B$20])" office:value-type="float" office:value="0.696969239441156" calcext:value-type="float">
            <text:p>0.697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952.508571428571" calcext:value-type="float">
            <text:p>952.509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4]-[.$B$20])/([.$B$21]-[.$B$20])" office:value-type="float" office:value="0.709521077424809" calcext:value-type="float">
            <text:p>0.710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992.348571428571" calcext:value-type="float">
            <text:p>992.349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5]-[.$B$20])/([.$B$21]-[.$B$20])" office:value-type="float" office:value="0.744609856262833" calcext:value-type="float">
            <text:p>0.745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1230.06285714286" calcext:value-type="float">
            <text:p>1230.063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6]-[.$B$20])/([.$B$21]-[.$B$20])" office:value-type="float" office:value="0.953974916455291" calcext:value-type="float">
            <text:p>0.954</text:p>
          </table:table-cell>
          <table:table-cell table:style-name="ce25" table:number-columns-repeated="6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1282.32" calcext:value-type="float">
            <text:p>1282.320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7]-[.$B$20])/([.$B$21]-[.$B$20])" office:value-type="float" office:value="1" calcext:value-type="float">
            <text:p>1.000</text:p>
          </table:table-cell>
          <table:table-cell table:style-name="ce25" table:number-columns-repeated="6"/>
          <table:table-cell table:style-name="ce6" table:number-columns-repeated="13"/>
          <table:table-cell table:number-columns-repeated="1000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Minimum</text:p>
          </table:table-cell>
          <table:table-cell table:style-name="ce16" table:formula="of:=MIN([.C2:.C18])" office:value-type="float" office:value="146.914285714286" calcext:value-type="float">
            <text:p>146.914</text:p>
          </table:table-cell>
          <table:table-cell table:style-name="ce6" table:number-columns-repeated="2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Maximum</text:p>
          </table:table-cell>
          <table:table-cell table:style-name="ce16" table:formula="of:=MAX([.C2:.C18])" office:value-type="float" office:value="1282.32" calcext:value-type="float">
            <text:p>1282.320</text:p>
          </table:table-cell>
          <table:table-cell table:style-name="ce6" table:number-columns-repeated="2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 table:number-rows-repeated="967">
          <table:table-cell table:style-name="ce5"/>
          <table:table-cell table:style-name="ce6" table:number-columns-repeated="3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 table:number-rows-repeated="12">
          <table:table-cell table:style-name="ce5"/>
          <table:table-cell table:style-name="ce6" table:number-columns-repeated="3"/>
          <table:table-cell table:style-name="ce25" table:number-columns-repeated="2"/>
          <table:table-cell table:number-columns-repeated="5"/>
          <table:table-cell table:style-name="ce6" table:number-columns-repeated="13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5">
        <office:forms form:automatic-focus="false" form:apply-design-mode="false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9" table:number-columns-repeated="13" table:default-cell-style-name="Default"/>
        <table:table-column table:style-name="co10" table:number-columns-repeated="1000" table:default-cell-style-name="Default"/>
        <table:table-row table:style-name="ro1"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Configuration</text:p>
          </table:table-cell>
          <table:table-cell table:style-name="ce5" office:value-type="string" calcext:value-type="string">
            <text:p>RTT</text:p>
          </table:table-cell>
          <table:table-cell table:style-name="ce5" office:value-type="string" calcext:value-type="string">
            <text:p>Preventive Modules</text:p>
          </table:table-cell>
          <table:table-cell table:style-name="ce11" office:value-type="string" calcext:value-type="string">
            <text:p>RTT normalization</text:p>
          </table:table-cell>
          <table:table-cell table:style-name="ce26"/>
          <table:table-cell table:style-name="ce46" office:value-type="string" calcext:value-type="string" table:number-columns-spanned="5" table:number-rows-spanned="1">
            <text:p>Configuration RTT and Module</text:p>
          </table:table-cell>
          <table:covered-table-cell table:number-columns-repeated="4" table:style-name="ce49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14.874285714286" calcext:value-type="float">
            <text:p>114.874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2]-[.$B$20])/([.$B$21]-[.$B$20])" office:value-type="float" office:value="0" calcext:value-type="float">
            <text:p>0.000</text:p>
          </table:table-cell>
          <table:table-cell table:style-name="ce26"/>
          <table:table-cell table:style-name="ce47"/>
          <table:table-cell table:style-name="ce48" office:value-type="string" calcext:value-type="string">
            <text:p>Both</text:p>
          </table:table-cell>
          <table:table-cell table:style-name="ce48" office:value-type="string" calcext:value-type="string">
            <text:p>SAB</text:p>
          </table:table-cell>
          <table:table-cell table:style-name="ce48" office:value-type="string" calcext:value-type="string">
            <text:p>QO</text:p>
          </table:table-cell>
          <table:table-cell table:style-name="ce48" office:value-type="string" calcext:value-type="string">
            <text:p>None</text:p>
          </table:table-cell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31.937142857143" calcext:value-type="float">
            <text:p>131.937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3]-[.$B$20])/([.$B$21]-[.$B$20])" office:value-type="float" office:value="0.0402138634129257" calcext:value-type="float">
            <text:p>0.040</text:p>
          </table:table-cell>
          <table:table-cell table:style-name="ce26"/>
          <table:table-cell table:style-name="ce48" office:value-type="string" calcext:value-type="string">
            <text:p>Value</text:p>
          </table:table-cell>
          <table:table-cell table:style-name="ce50" table:formula="of:=SUMIFS([.$E$2:.$E$17];[.$D$2:.$D$17];[.H$2])" office:value-type="float" office:value="2.01228233202698" calcext:value-type="float">
            <text:p>2.012</text:p>
          </table:table-cell>
          <table:table-cell table:style-name="ce50" table:formula="of:=SUMIFS([.$E$2:.$E$17];[.$D$2:.$D$17];[.I$2])" office:value-type="float" office:value="2.06648889607154" calcext:value-type="float">
            <text:p>2.066</text:p>
          </table:table-cell>
          <table:table-cell table:style-name="ce50" table:formula="of:=SUMIFS([.$E$2:.$E$17];[.$D$2:.$D$17];[.J$2])" office:value-type="float" office:value="1.83040415875453" calcext:value-type="float">
            <text:p>1.830</text:p>
          </table:table-cell>
          <table:table-cell table:style-name="ce50" table:formula="of:=SUMIFS([.$E$2:.$E$17];[.$D$2:.$D$17];[.K$2])" office:value-type="float" office:value="1.74617860557823" calcext:value-type="float">
            <text:p>1.746</text:p>
          </table:table-cell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35.354285714286" calcext:value-type="float">
            <text:p>135.354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4]-[.$B$20])/([.$B$21]-[.$B$20])" office:value-type="float" office:value="0.0482674100709735" calcext:value-type="float">
            <text:p>0.048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SVR</text:p>
          </table:table-cell>
          <table:table-cell table:style-name="ce16" office:value-type="float" office:value="145.782857142857" calcext:value-type="float">
            <text:p>145.783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5]-[.$B$20])/([.$B$21]-[.$B$20])" office:value-type="float" office:value="0.072845541594278" calcext:value-type="float">
            <text:p>0.073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192.342857142857" calcext:value-type="float">
            <text:p>192.343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6]-[.$B$20])/([.$B$21]-[.$B$20])" office:value-type="float" office:value="0.182578481677507" calcext:value-type="float">
            <text:p>0.183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211.005714285714" calcext:value-type="float">
            <text:p>211.006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7]-[.$B$20])/([.$B$21]-[.$B$20])" office:value-type="float" office:value="0.226563236502228" calcext:value-type="float">
            <text:p>0.227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221.554285714286" calcext:value-type="float">
            <text:p>221.554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8]-[.$B$20])/([.$B$21]-[.$B$20])" office:value-type="float" office:value="0.251424184881419" calcext:value-type="float">
            <text:p>0.251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MLP</text:p>
          </table:table-cell>
          <table:table-cell table:style-name="ce16" office:value-type="float" office:value="268.251428571429" calcext:value-type="float">
            <text:p>268.251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9]-[.$B$20])/([.$B$21]-[.$B$20])" office:value-type="float" office:value="0.361480344228516" calcext:value-type="float">
            <text:p>0.361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390.685714285714" calcext:value-type="float">
            <text:p>390.686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0]-[.$B$20])/([.$B$21]-[.$B$20])" office:value-type="float" office:value="0.650034342046785" calcext:value-type="float">
            <text:p>0.650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417.348571428571" calcext:value-type="float">
            <text:p>417.349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1]-[.$B$20])/([.$B$21]-[.$B$20])" office:value-type="float" office:value="0.712873553930479" calcext:value-type="float">
            <text:p>0.713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426.594285714286" calcext:value-type="float">
            <text:p>426.594</text:p>
          </table:table-cell>
          <table:table-cell table:style-name="ce6" office:value-type="string" calcext:value-type="string">
            <text:p>None</text:p>
          </table:table-cell>
          <table:table-cell table:style-name="ce17" table:formula="of:=([.C12]-[.$B$20])/([.$B$21]-[.$B$20])" office:value-type="float" office:value="0.734663919302924" calcext:value-type="float">
            <text:p>0.735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445.811428571429" calcext:value-type="float">
            <text:p>445.811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3]-[.$B$20])/([.$B$21]-[.$B$20])" office:value-type="float" office:value="0.779955018652446" calcext:value-type="float">
            <text:p>0.780</text:p>
          </table:table-cell>
          <table:table-cell table:style-name="ce17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RF</text:p>
          </table:table-cell>
          <table:table-cell table:style-name="ce16" office:value-type="float" office:value="458.88" calcext:value-type="float">
            <text:p>458.880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4]-[.$B$20])/([.$B$21]-[.$B$20])" office:value-type="float" office:value="0.810755121005211" calcext:value-type="float">
            <text:p>0.811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466.051428571429" calcext:value-type="float">
            <text:p>466.051</text:p>
          </table:table-cell>
          <table:table-cell table:style-name="ce6" office:value-type="string" calcext:value-type="string">
            <text:p>QO</text:p>
          </table:table-cell>
          <table:table-cell table:style-name="ce17" table:formula="of:=([.C15]-[.$B$20])/([.$B$21]-[.$B$20])" office:value-type="float" office:value="0.82765679501165" calcext:value-type="float">
            <text:p>0.828</text:p>
          </table:table-cell>
          <table:table-cell table:style-name="ce26"/>
          <table:table-cell table:style-name="ce25" table:number-columns-repeated="5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520.525714285714" calcext:value-type="float">
            <text:p>520.526</text:p>
          </table:table-cell>
          <table:table-cell table:style-name="ce6" office:value-type="string" calcext:value-type="string">
            <text:p>SAB</text:p>
          </table:table-cell>
          <table:table-cell table:style-name="ce17" table:formula="of:=([.C16]-[.$B$20])/([.$B$21]-[.$B$20])" office:value-type="float" office:value="0.956042180113934" calcext:value-type="float">
            <text:p>0.956</text:p>
          </table:table-cell>
          <table:table-cell table:style-name="ce25" table:number-columns-repeated="6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XGBoost</text:p>
          </table:table-cell>
          <table:table-cell table:style-name="ce16" office:value-type="float" office:value="539.177142857143" calcext:value-type="float">
            <text:p>539.177</text:p>
          </table:table-cell>
          <table:table-cell table:style-name="ce6" office:value-type="string" calcext:value-type="string">
            <text:p>Both</text:p>
          </table:table-cell>
          <table:table-cell table:style-name="ce17" table:formula="of:=([.C17]-[.$B$20])/([.$B$21]-[.$B$20])" office:value-type="float" office:value="1" calcext:value-type="float">
            <text:p>1.000</text:p>
          </table:table-cell>
          <table:table-cell table:style-name="ce25" table:number-columns-repeated="6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/>
          <table:table-cell table:style-name="ce6" table:number-columns-repeated="3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Minimum</text:p>
          </table:table-cell>
          <table:table-cell table:style-name="ce16" table:formula="of:=MIN([.C2:.C18])" office:value-type="float" office:value="114.874285714286" calcext:value-type="float">
            <text:p>114.874</text:p>
          </table:table-cell>
          <table:table-cell table:style-name="ce6" table:number-columns-repeated="2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Maximum</text:p>
          </table:table-cell>
          <table:table-cell table:style-name="ce16" table:formula="of:=MAX([.C2:.C18])" office:value-type="float" office:value="539.177142857143" calcext:value-type="float">
            <text:p>539.177</text:p>
          </table:table-cell>
          <table:table-cell table:style-name="ce6" table:number-columns-repeated="2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 table:number-rows-repeated="967">
          <table:table-cell table:style-name="ce5"/>
          <table:table-cell table:style-name="ce6" table:number-columns-repeated="3"/>
          <table:table-cell table:style-name="ce25" table:number-columns-repeated="7"/>
          <table:table-cell table:style-name="ce6" table:number-columns-repeated="13"/>
          <table:table-cell table:number-columns-repeated="1000"/>
        </table:table-row>
        <table:table-row table:style-name="ro1" table:number-rows-repeated="12">
          <table:table-cell table:style-name="ce5"/>
          <table:table-cell table:style-name="ce6" table:number-columns-repeated="3"/>
          <table:table-cell table:style-name="ce25" table:number-columns-repeated="2"/>
          <table:table-cell table:number-columns-repeated="5"/>
          <table:table-cell table:style-name="ce6" table:number-columns-repeated="13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Results" table:style-name="ta6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Preventive Modules</text:p>
          </table:table-cell>
          <table:covered-table-cell table:number-columns-repeated="3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SAB</text:p>
          </table:table-cell>
          <table:table-cell table:style-name="ce5" office:value-type="string" calcext:value-type="string">
            <text:p>QO</text:p>
          </table:table-cell>
          <table:table-cell table:style-name="ce5" office:value-type="string" calcext:value-type="string">
            <text:p>None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All Workloads</text:p>
          </table:table-cell>
          <table:table-cell table:style-name="ce9" table:formula="of:=AVERAGE([$R1.H$3]; [$R2.H$3]; [$High.H$3]; [$Medium.H$3]; [$Low.H$3])" office:value-type="float" office:value="1.8299717919773" calcext:value-type="float">
            <text:p>1.830</text:p>
          </table:table-cell>
          <table:table-cell table:style-name="ce9" table:formula="of:=AVERAGE([$R1.I$3]; [$R2.I$3]; [$High.I$3]; [$Medium.I$3]; [$Low.I$3])" office:value-type="float" office:value="1.70420435248109" calcext:value-type="float">
            <text:p>1.704</text:p>
          </table:table-cell>
          <table:table-cell table:style-name="ce9" table:formula="of:=AVERAGE([$R1.J$3]; [$R2.J$3]; [$High.J$3]; [$Medium.J$3]; [$Low.J$3])" office:value-type="float" office:value="1.92513203209521" calcext:value-type="float">
            <text:p>1.925</text:p>
          </table:table-cell>
          <table:table-cell table:style-name="ce9" table:formula="of:=AVERAGE([$R1.K$3]; [$R2.K$3]; [$High.K$3]; [$Medium.K$3]; [$Low.K$3])" office:value-type="float" office:value="1.85893066066851" calcext:value-type="float">
            <text:p>1.859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9" table:number-columns-repeated="4"/>
          <table:table-cell table:style-name="ce11" table:number-columns-repeated="2"/>
          <table:table-cell table:style-name="ce4" table:number-columns-repeated="19"/>
          <table:table-cell table:number-columns-repeated="998"/>
        </table:table-row>
        <table:table-row table:style-name="ro1" table:number-rows-repeated="3">
          <table:table-cell table:style-name="ce3"/>
          <table:table-cell table:style-name="ce9" table:number-columns-repeated="4"/>
          <table:table-cell table:style-name="ce12"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33"/>
          <table:table-cell table:style-name="ce8"/>
          <table:table-cell table:number-columns-repeated="3"/>
          <table:table-cell table:style-name="ce6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4"/>
          <table:table-cell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57" table:number-columns-repeated="4"/>
          <table:table-cell/>
          <table:table-cell table:style-name="ce4" table:number-columns-repeated="20"/>
          <table:table-cell table:number-columns-repeated="998"/>
        </table:table-row>
        <table:table-row table:style-name="ro1" table:number-rows-repeated="2">
          <table:table-cell table:style-name="ce4"/>
          <table:table-cell/>
          <table:table-cell table:style-name="ce57" table:number-columns-repeated="4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6"/>
          <table:table-cell table:style-name="ce57" table:number-columns-repeated="4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number-columns-repeated="6"/>
          <table:table-cell table:style-name="ce4" table:number-columns-repeated="20"/>
          <table:table-cell table:number-columns-repeated="998"/>
        </table:table-row>
        <table:table-row table:style-name="ro1" table:number-rows-repeated="4">
          <table:table-cell/>
          <table:table-cell table:style-name="ce57"/>
          <table:table-cell table:style-name="ce4"/>
          <table:table-cell table:number-columns-repeated="3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 table:number-rows-repeated="3">
          <table:table-cell table:style-name="ce54" table:number-columns-repeated="5"/>
          <table:table-cell table:style-name="ce4" table:number-columns-repeated="21"/>
          <table:table-cell table:number-columns-repeated="998"/>
        </table:table-row>
        <table:table-row table:style-name="ro1" table:number-rows-repeated="2">
          <table:table-cell table:style-name="ce54" table:number-columns-repeated="5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table:number-columns-repeated="6"/>
          <table:table-cell table:style-name="ce4">
            <draw:frame table:end-cell-address="'All Results'.P48" table:end-x="26.42pt" table:end-y="10.46pt" draw:z-index="0" draw:name="Chart 1" draw:style-name="gr1" draw:text-style-name="P1" svg:width="449.97pt" svg:height="278.14pt" svg:x="12.08pt" svg:y="0.09pt">
              <draw:object draw:notify-on-update-of-ranges="'All Results'.B9:'All Results'.B10 'All Results'.B11:'All Results'.B11 'All Results'.C9:'All Results'.C10 'All Results'.C11:'All Results'.C11 'All Results'.D9:'All Results'.D10 'All Results'.D11:'All Results'.D11 'All Results'.E9:'All Results'.E10 'All Results'.E11:'All Results'.E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table:number-columns-repeated="19"/>
          <table:table-cell table:number-columns-repeated="998"/>
        </table:table-row>
        <table:table-row table:style-name="ro1" table:number-rows-repeated="967">
          <table:table-cell table:style-name="ce4" table:number-columns-repeated="26"/>
          <table:table-cell table:number-columns-repeated="998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/>
    <style:font-face style:name="Arial1" svg:font-family="Arial" style:font-pitch="variable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16" loext:min-decimal-places="16" number:min-integer-digits="1"/>
    </number:number-style>
    <number:number-style style:name="N139">
      <number:number number:decimal-places="17" loext:min-decimal-places="17" number:min-integer-digits="1"/>
    </number:number-style>
    <number:number-style style:name="N140">
      <number:number number:decimal-places="18" loext:min-decimal-places="1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46:22.690751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-bar_20_Modules" style:display-name="PageStyle_1-bar Mod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orkloads-movie_20_Modules" style:display-name="PageStyle_workloads-movie Mod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orkloads-bar_20_Modules" style:display-name="PageStyle_workloads-bar Mod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orkloads-movie_20_Modulesd" style:display-name="PageStyle_workloads-movie Modules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ndom_20_1" style:display-name="PageStyle_Random 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ndom_20_2" style:display-name="PageStyle_Random 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igh" style:display-name="PageStyle_Hig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dium" style:display-name="PageStyle_Mediu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ow" style:display-name="PageStyle_Lo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0T15:01:33.057173743</dc:date>
    <meta:editing-duration>PT15M7S</meta:editing-duration>
    <meta:editing-cycles>8</meta:editing-cycles>
    <meta:document-statistic meta:table-count="6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4cm" xlink:href=".." xlink:type="simple" chart:class="chart:bar" chart:style-name="ch1">
        <chart:legend chart:legend-position="end" svg:x="15.014cm" svg:y="3.861cm" style:legend-expansion="high" chart:style-name="ch2"/>
        <chart:plot-area chart:style-name="ch3" table:cell-range-address="'All Results'.B9:'All Results'.E11" chart:data-source-has-labels="row" svg:x="1.377cm" svg:y="0.196cm" svg:width="13.32cm" svg:height="8.392cm">
          <chartooo:coordinate-region svg:x="2.007cm" svg:y="0.395cm" svg:width="12.69cm" svg:height="7.994cm"/>
          <chart:axis chart:dimension="x" chart:name="primary-x" chart:style-name="ch4">
            <chart:title svg:x="6.187cm" svg:y="8.785cm" chart:style-name="ch5">
              <text:p>Módulos Preventivos</text:p>
            </chart:title>
          </chart:axis>
          <chart:axis chart:dimension="y" chart:name="primary-y" chart:style-name="ch6">
            <chart:title svg:x="0.451cm" svg:y="8.041cm" chart:style-name="ch7">
              <text:p>Round Trip Time Médio Normalizado (ms)</text:p>
            </chart:title>
            <chart:grid chart:style-name="ch8" chart:class="major"/>
          </chart:axis>
          <chart:series chart:style-name="ch9" chart:values-cell-range-address="'All Results'.B11:'All Results'.B11" chart:label-cell-address="'All Results'.B9:'All Results'.B10" chart:class="chart:bar">
            <chart:data-point/>
          </chart:series>
          <chart:series chart:style-name="ch10" chart:values-cell-range-address="'All Results'.C11:'All Results'.C11" chart:label-cell-address="'All Results'.C9:'All Results'.C10" chart:class="chart:bar">
            <chart:data-point/>
          </chart:series>
          <chart:series chart:style-name="ch11" chart:values-cell-range-address="'All Results'.D11:'All Results'.D11" chart:label-cell-address="'All Results'.D9:'All Results'.D10" chart:class="chart:bar">
            <chart:data-point/>
          </chart:series>
          <chart:series chart:style-name="ch12" chart:values-cell-range-address="'All Results'.E11:'All Results'.E11" chart:label-cell-address="'All Results'.E9:'All Results'.E1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All Results'.B9:'All Results'.B10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All Results'.C9:'All Results'.C10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All Results'.D9:'All Results'.D10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All Results'.E9:'All Results'.E1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'All Results'.B11:'All Results'.B11</svg:desc>
                </draw:g>
              </table:table-cell>
              <table:table-cell office:value-type="float" office:value="NaN">
                <text:p>NaN</text:p>
                <draw:g>
                  <svg:desc>'All Results'.C11:'All Results'.C11</svg:desc>
                </draw:g>
              </table:table-cell>
              <table:table-cell office:value-type="float" office:value="NaN">
                <text:p>NaN</text:p>
                <draw:g>
                  <svg:desc>'All Results'.D11:'All Results'.D11</svg:desc>
                </draw:g>
              </table:table-cell>
              <table:table-cell office:value-type="float" office:value="NaN">
                <text:p>NaN</text:p>
                <draw:g>
                  <svg:desc>'All Results'.E11:'All Results'.E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